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color="#FF0000"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Normal" style:family="paragraph">
      <style:paragraph-properties fo:margin-left="0.25in" fo:text-indent="0.2416in">
        <style:tab-stops/>
      </style:paragraph-properties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P22" style:parent-style-name="Normal" style:family="paragraph">
      <style:paragraph-properties fo:margin-left="0.25in" fo:text-indent="0.2416in">
        <style:tab-stops/>
      </style:paragraph-properties>
      <style:text-properties fo:font-size="12pt" style:font-size-asian="12pt" style:font-size-complex="12pt"/>
    </style:style>
    <style:style style:name="P23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26" style:parent-style-name="Policepardéfaut" style:family="text">
      <style:text-properties style:font-name="Consolas" style:font-name-asian="Times New Roman" style:font-name-complex="Courier New" fo:color="#0782B1" fo:font-size="10pt" style:font-size-asian="10pt" style:font-size-complex="10pt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28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30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32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34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38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3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40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44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4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46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52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5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58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64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66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70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74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76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7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82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84" style:parent-style-name="Normal" style:family="paragraph">
      <style:paragraph-properties fo:margin-left="0.25in" fo:text-indent="0.2416in">
        <style:tab-stops/>
      </style:paragraph-properties>
      <style:text-properties fo:font-size="12pt" style:font-size-asian="12pt" style:font-size-complex="12pt"/>
    </style:style>
    <style:style style:name="P85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8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88" style:parent-style-name="Policepardéfaut" style:family="text">
      <style:text-properties style:font-name="Consolas" style:font-name-asian="Times New Roman" style:font-name-complex="Courier New" fo:color="#0782B1" fo:font-size="10pt" style:font-size-asian="10pt" style:font-size-complex="10pt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90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94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9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96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7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98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fo:background-color="#00FF00" style:language-asian="fr" style:country-asian="FR"/>
    </style:style>
    <style:style style:name="T99" style:parent-style-name="Policepardéfaut" style:family="text">
      <style:text-properties style:font-name="Consolas" style:font-name-asian="Times New Roman" style:font-name-complex="Courier New" fo:color="#FF0000" fo:font-size="10pt" style:font-size-asian="10pt" style:font-size-complex="10pt" fo:background-color="#00FF00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fo:background-color="#00FF00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fo:background-color="#00FF00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Courier New" fo:color="#FF0000" fo:font-size="10pt" style:font-size-asian="10pt" style:font-size-complex="10pt" fo:background-color="#00FF00" style:language-asian="fr" style:country-asian="FR"/>
    </style:style>
    <style:style style:name="T10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fo:background-color="#00FF00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fo:background-color="#00FF00" style:language-asian="fr" style:country-asian="FR"/>
    </style:style>
    <style:style style:name="T10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fo:background-color="#00FF00" style:language-asian="fr" style:country-asian="FR"/>
    </style:style>
    <style:style style:name="P106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10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10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112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14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11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16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11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118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20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12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22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12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124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26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12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12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130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32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13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34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13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136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38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13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40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14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142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44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14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46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147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148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9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50" style:parent-style-name="Policepardéfaut" style:family="text">
      <style:text-properties style:font-name="Consolas" style:font-name-asian="Times New Roman" style:font-name-complex="Courier New" fo:color="#669900" fo:font-size="10pt" style:font-size-asian="10pt" style:font-size-complex="10pt" style:language-asian="fr" style:country-asian="FR"/>
    </style:style>
    <style:style style:name="T151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T152" style:parent-style-name="Policepardéfaut" style:family="text">
      <style:text-properties style:font-name="Consolas" style:font-name-asian="Times New Roman" style:font-name-complex="Courier New" fo:color="#055472" fo:font-size="10pt" style:font-size-asian="10pt" style:font-size-complex="10pt" style:language-asian="fr" style:country-asian="FR"/>
    </style:style>
    <style:style style:name="T153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154" style:parent-style-name="Normal" style:family="paragraph">
      <style:paragraph-properties fo:border="0.0034in solid #E7E8F2" fo:padding="0.1666in" style:shadow="none" fo:margin-top="0.0833in" fo:margin-bottom="0.3333in" fo:line-height="100%" fo:background-color="#FBFB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5" style:parent-style-name="Policepardéfaut" style:family="text">
      <style:text-properties style:font-name="Consolas" style:font-name-asian="Times New Roman" style:font-name-complex="Courier New" fo:color="#090910" fo:font-size="10pt" style:font-size-asian="10pt" style:font-size-complex="10pt" style:language-asian="fr" style:country-asian="FR"/>
    </style:style>
    <style:style style:name="P156" style:parent-style-name="Paragraphedeliste" style:list-style-name="LFO1" style:family="paragraph">
      <style:text-properties fo:font-size="12pt" style:font-size-asian="12pt" style:font-size-complex="12pt"/>
    </style:style>
    <style:style style:name="P157" style:parent-style-name="Normal" style:family="paragraph">
      <style:paragraph-properties fo:margin-left="0.4916in">
        <style:tab-stops/>
      </style:paragraph-properties>
    </style:style>
    <style:style style:name="T158" style:parent-style-name="Policepardéfaut" style:family="text">
      <style:text-properties fo:font-size="12pt" style:font-size-asian="12pt" style:font-size-complex="12pt"/>
    </style:style>
    <style:style style:name="T15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0" style:parent-style-name="Policepardéfaut" style:family="text">
      <style:text-properties fo:font-size="12pt" style:font-size-asian="12pt" style:font-size-complex="12pt"/>
    </style:style>
    <style:style style:name="T16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2" style:parent-style-name="Policepardéfaut" style:family="text">
      <style:text-properties fo:font-size="12pt" style:font-size-asian="12pt" style:font-size-complex="12pt"/>
    </style:style>
    <style:style style:name="T163" style:parent-style-name="Policepardéfaut" style:family="text">
      <style:text-properties fo:font-size="12pt" style:font-size-asian="12pt" style:font-size-complex="12pt"/>
    </style:style>
    <style:style style:name="T16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5" style:parent-style-name="Policepardéfaut" style:family="text">
      <style:text-properties fo:font-size="12pt" style:font-size-asian="12pt" style:font-size-complex="12pt"/>
    </style:style>
    <style:style style:name="P166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67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68" style:parent-style-name="Normal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9" style:parent-style-name="Normal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70" style:parent-style-name="Normal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71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REE UN SYSTEME D’AUTHENTIFICATION</text:p>
      <text:p text:style-name="P2"/>
      <text:p text:style-name="Normal"><text:span text:style-name="T3">Middleware</text:span></text:p>
      <text:p text:style-name="Normal"><text:span text:style-name="T4">Pour crée un middleware, il faut utiliser la commande :<text:s/></text:span><text:span text:style-name="T5">php artisan make:middleware nom_fichier</text:span><text:span text:style-name="T6">.<text:s/></text:span></text:p>
      <text:p text:style-name="Normal"><text:span text:style-name="T7">Le fichier va être placé dans le dossier<text:s/></text:span><text:span text:style-name="T8">App/Http/Middleware</text:span><text:span text:style-name="T9">.</text:span></text:p>
      <text:p text:style-name="P10"/>
      <text:list text:style-name="LFO1" text:continue-numbering="true">
        <text:list-item>
          <text:p text:style-name="P11">Configuration du middleware</text:p>
        </text:list-item>
      </text:list>
      <text:p text:style-name="P12"><text:span text:style-name="T13">Pour<text:s/></text:span><text:span text:style-name="T14">configurer</text:span><text:span text:style-name="T15"><text:s/>le middleware, il faut<text:s/></text:span><text:span text:style-name="T16">entrer</text:span><text:span text:style-name="T17"><text:s/>dans le fichier<text:s/></text:span><text:span text:style-name="T18">Kernel.php</text:span><text:span text:style-name="T19"><text:s/>qui se trouve dans le dossier<text:s/></text:span><text:span text:style-name="T20">App/Http/Kernel.php</text:span><text:span text:style-name="T21">.</text:span></text:p>
      <text:p text:style-name="P22">En dessous du fichier il y a une variable :</text:p>
      <text:p text:style-name="P23"><text:span text:style-name="T24">protected</text:span><text:span text:style-name="T25"><text:s/></text:span><text:span text:style-name="T26">$routeMiddleware</text:span><text:span text:style-name="T27"><text:s/>= [</text:span></text:p>
      <text:p text:style-name="P28"><text:span text:style-name="T29"><text:s text:c="4"/></text:span><text:span text:style-name="T30">'auth'</text:span><text:span text:style-name="T31"><text:s/>=&gt; \App\Http\Middleware\Authenticate::</text:span><text:span text:style-name="T32">class</text:span><text:span text:style-name="T33">,</text:span></text:p>
      <text:p text:style-name="P34"><text:span text:style-name="T35"><text:s text:c="4"/></text:span><text:span text:style-name="T36">'auth.basic'</text:span><text:span text:style-name="T37"><text:s/>=&gt; \Illuminate\Auth\Middleware\AuthenticateWithBasicAuth::</text:span><text:span text:style-name="T38">class</text:span><text:span text:style-name="T39">,</text:span></text:p>
      <text:p text:style-name="P40"><text:span text:style-name="T41"><text:s text:c="4"/></text:span><text:span text:style-name="T42">'bindings'</text:span><text:span text:style-name="T43"><text:s/>=&gt; \Illuminate\Routing\Middleware\SubstituteBindings::</text:span><text:span text:style-name="T44">class</text:span><text:span text:style-name="T45">,</text:span></text:p>
      <text:p text:style-name="P46"><text:span text:style-name="T47"><text:s text:c="4"/></text:span><text:span text:style-name="T48">'cache.headers'</text:span><text:span text:style-name="T49"><text:s/>=&gt; \Illuminate\Http\Middleware\SetCacheHeaders::</text:span><text:span text:style-name="T50">class</text:span><text:span text:style-name="T51">,</text:span></text:p>
      <text:p text:style-name="P52"><text:span text:style-name="T53"><text:s text:c="4"/></text:span><text:span text:style-name="T54">'can'</text:span><text:span text:style-name="T55"><text:s/>=&gt; \Illuminate\Auth\Middleware\Authorize::</text:span><text:span text:style-name="T56">class</text:span><text:span text:style-name="T57">,</text:span></text:p>
      <text:p text:style-name="P58"><text:span text:style-name="T59"><text:s text:c="4"/></text:span><text:span text:style-name="T60">'guest'</text:span><text:span text:style-name="T61"><text:s/>=&gt; \App\Http\Middleware\RedirectIfAuthenticated::</text:span><text:span text:style-name="T62">class</text:span><text:span text:style-name="T63">,</text:span></text:p>
      <text:p text:style-name="P64"><text:span text:style-name="T65"><text:s text:c="4"/></text:span><text:span text:style-name="T66">'signed'</text:span><text:span text:style-name="T67"><text:s/>=&gt; \Illuminate\Routing\Middleware\ValidateSignature::</text:span><text:span text:style-name="T68">class</text:span><text:span text:style-name="T69">,</text:span></text:p>
      <text:p text:style-name="P70"><text:span text:style-name="T71"><text:s text:c="4"/></text:span><text:span text:style-name="T72">'throttle'</text:span><text:span text:style-name="T73"><text:s/>=&gt; \Illuminate\Routing\Middleware\ThrottleRequests::</text:span><text:span text:style-name="T74">class</text:span><text:span text:style-name="T75">,</text:span></text:p>
      <text:p text:style-name="P76"><text:span text:style-name="T77"><text:s text:c="4"/></text:span><text:span text:style-name="T78">'verified'</text:span><text:span text:style-name="T79"><text:s/>=&gt; \Illuminate\Auth\Middleware\EnsureEmailIsVerified::</text:span><text:span text:style-name="T80">class</text:span><text:span text:style-name="T81">,</text:span></text:p>
      <text:p text:style-name="P82"><text:span text:style-name="T83">];</text:span></text:p>
      <text:p text:style-name="P84">Placez votre fichier à l’intérieur<text:s/>de la variable<text:s/>comme ci-dessous :</text:p>
      <text:soft-page-break/>
      <text:p text:style-name="P85"><text:span text:style-name="T86">protected</text:span><text:span text:style-name="T87"><text:s/></text:span><text:span text:style-name="T88">$routeMiddleware</text:span><text:span text:style-name="T89"><text:s/>= [</text:span></text:p>
      <text:p text:style-name="P90"><text:span text:style-name="T91"><text:s text:c="4"/></text:span><text:span text:style-name="T92">'auth'</text:span><text:span text:style-name="T93"><text:s/>=&gt; \App\Http\Middleware\Authenticate::</text:span><text:span text:style-name="T94">class</text:span><text:span text:style-name="T95">,</text:span></text:p>
      <text:p text:style-name="P96"><text:span text:style-name="T97"><text:s text:c="4"/></text:span><text:span text:style-name="T98">'</text:span><text:span text:style-name="T99">nom_fichier</text:span><text:span text:style-name="T100">'</text:span><text:span text:style-name="T101"><text:s/>=&gt; \App\Http\Middleware\</text:span><text:span text:style-name="T102">nom_fichier</text:span><text:span text:style-name="T103">::</text:span><text:span text:style-name="T104">class</text:span><text:span text:style-name="T105">,</text:span></text:p>
      <text:p text:style-name="P106"><text:span text:style-name="T107"><text:s text:c="4"/></text:span><text:span text:style-name="T108">'auth.basic'</text:span><text:span text:style-name="T109"><text:s/>=&gt; \Illuminate\Auth\Middleware\AuthenticateWithBasicAuth::</text:span><text:span text:style-name="T110">class</text:span><text:span text:style-name="T111">,</text:span></text:p>
      <text:p text:style-name="P112"><text:span text:style-name="T113"><text:s text:c="4"/></text:span><text:span text:style-name="T114">'bindings'</text:span><text:span text:style-name="T115"><text:s/>=&gt; \Illuminate\Routing\Middleware\SubstituteBindings::</text:span><text:span text:style-name="T116">class</text:span><text:span text:style-name="T117">,</text:span></text:p>
      <text:p text:style-name="P118"><text:span text:style-name="T119"><text:s text:c="4"/></text:span><text:span text:style-name="T120">'cache.headers'</text:span><text:span text:style-name="T121"><text:s/>=&gt; \Illuminate\Http\Middleware\SetCacheHeaders::</text:span><text:span text:style-name="T122">class</text:span><text:span text:style-name="T123">,</text:span></text:p>
      <text:p text:style-name="P124"><text:span text:style-name="T125"><text:s text:c="4"/></text:span><text:span text:style-name="T126">'can'</text:span><text:span text:style-name="T127"><text:s/>=&gt; \Illuminate\Auth\Middleware\Authorize::</text:span><text:span text:style-name="T128">class</text:span><text:span text:style-name="T129">,</text:span></text:p>
      <text:p text:style-name="P130"><text:span text:style-name="T131"><text:s text:c="4"/></text:span><text:span text:style-name="T132">'guest'</text:span><text:span text:style-name="T133"><text:s/>=&gt; \App\Http\Middleware\RedirectIfAuthenticated::</text:span><text:span text:style-name="T134">class</text:span><text:span text:style-name="T135">,</text:span></text:p>
      <text:p text:style-name="P136"><text:span text:style-name="T137"><text:s text:c="4"/></text:span><text:span text:style-name="T138">'signed'</text:span><text:span text:style-name="T139"><text:s/>=&gt; \Illuminate\Routing\Middleware\ValidateSignature::</text:span><text:span text:style-name="T140">class</text:span><text:span text:style-name="T141">,</text:span></text:p>
      <text:p text:style-name="P142"><text:span text:style-name="T143"><text:s text:c="4"/></text:span><text:span text:style-name="T144">'throttle'</text:span><text:span text:style-name="T145"><text:s/>=&gt; \Illuminate\Routing\Middleware\ThrottleRequests::</text:span><text:span text:style-name="T146">class</text:span><text:span text:style-name="T147">,</text:span></text:p>
      <text:p text:style-name="P148"><text:span text:style-name="T149"><text:s text:c="4"/></text:span><text:span text:style-name="T150">'verified'</text:span><text:span text:style-name="T151"><text:s/>=&gt; \Illuminate\Auth\Middleware\EnsureEmailIsVerified::</text:span><text:span text:style-name="T152">class</text:span><text:span text:style-name="T153">,</text:span></text:p>
      <text:p text:style-name="P154"><text:span text:style-name="T155">];</text:span></text:p>
      <text:list text:style-name="LFO1" text:continue-numbering="true">
        <text:list-item>
          <text:p text:style-name="P156">Crée votre interface<text:s/>et Route</text:p>
        </text:list-item>
      </text:list>
      <text:p text:style-name="P157"><text:span text:style-name="T158">Vous devez crée votre interface de<text:s/></text:span><text:span text:style-name="T159">login</text:span><text:span text:style-name="T160"><text:s/>et<text:s/></text:span><text:span text:style-name="T161">registe</text:span><text:span text:style-name="T162">r pour<text:s/></text:span><text:span text:style-name="T163">continuer notre configuration. Une fois terminer vous devez crée un<text:s/></text:span><text:span text:style-name="T164">controller</text:span><text:span text:style-name="T165">.<text:s/></text:span></text:p>
      <text:p text:style-name="P166">Une fois terminé nous avons<text:s/>maintenant<text:s/>une interface de login et register, il faut crée une fonction et des route.</text:p>
      <text:p text:style-name="P167">Dans App/Http/Controller/LoginController.php vous allez crée cette fonction (vous pouvez la crée en utilisant la commande php artisan make :controller LoginController) :</text:p>
      <text:p text:style-name="P168">Public function login () {</text:p>
      <text:p text:style-name="P169">return view(‘login’) ;</text:p>
      <text:p text:style-name="P170">}</text:p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 Joseph Fabrice</meta:initial-creator>
    <dc:creator>BE Joseph Fabrice</dc:creator>
    <meta:creation-date>2023-04-14T14:20:00Z</meta:creation-date>
    <dc:date>2023-04-14T16:23:00Z</dc:date>
    <meta:template xlink:href="Normal.dotm" xlink:type="simple"/>
    <meta:editing-cycles>2</meta:editing-cycles>
    <meta:editing-duration>PT7380S</meta:editing-duration>
    <meta:document-statistic meta:page-count="3" meta:paragraph-count="4" meta:word-count="367" meta:character-count="2384" meta:row-count="16" meta:non-whitespace-character-count="2021"/>
  </office:meta>
</office:document-meta>
</file>